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.953cm" fo:margin-right="0cm" fo:text-indent="0cm" style:auto-text-indent="false"/>
    </style:style>
    <style:style style:name="P3" style:family="paragraph" style:parent-style-name="Standard" style:list-style-name="List_20_3"/>
    <style:style style:name="P4" style:family="paragraph" style:parent-style-name="Standard">
      <style:text-properties officeooo:paragraph-rsid="000af5f4"/>
    </style:style>
    <style:style style:name="P5" style:family="paragraph" style:parent-style-name="Standard">
      <style:text-properties officeooo:rsid="000af5f4" officeooo:paragraph-rsid="000af5f4"/>
    </style:style>
    <style:style style:name="P6" style:family="paragraph" style:parent-style-name="Standard">
      <style:paragraph-properties fo:margin-left="0.998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af5f4" officeooo:paragraph-rsid="000af5f4"/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officeooo:rsid="0009752b"/>
    </style:style>
    <style:style style:name="T2" style:family="text">
      <style:text-properties officeooo:rsid="000af5f4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9"><text:a xlink:type="simple" xlink:href="#__RefHeading__10707_829530675" text:style-name="Internet_20_link" text:visited-style-name="Internet_20_link">1. <text:s/></text:a>Aufgaben: String und Streams<text:tab/>1</text:p>
          <text:p text:style-name="P10"><text:a xlink:type="simple" xlink:href="#__RefHeading__10709_829530675" text:style-name="Internet_20_link" text:visited-style-name="Internet_20_link">1.1. <text:s/></text:a>Fragen<text:tab/>1</text:p>
          <text:p text:style-name="P10"><text:a xlink:type="simple" xlink:href="#__RefHeading__10711_829530675" text:style-name="Internet_20_link" text:visited-style-name="Internet_20_link">1.2. <text:s/></text:a>Aufgaben<text:tab/>2</text:p>
          <text:p text:style-name="P8"><text:a xlink:type="simple" xlink:href="#__RefHeading__10713_829530675" text:style-name="Internet_20_link" text:visited-style-name="Internet_20_link">1.2.1. <text:s/></text:a>F_java2html<text:tab/>2</text:p>
          <text:p text:style-name="P8"><text:a xlink:type="simple" xlink:href="#__RefHeading__10715_829530675" text:style-name="Internet_20_link" text:visited-style-name="Internet_20_link">1.2.2. <text:s/></text:a>F_noten<text:tab/>3</text:p>
          <text:p text:style-name="P8"><text:a xlink:type="simple" xlink:href="#__RefHeading__10717_829530675" text:style-name="Internet_20_link" text:visited-style-name="Internet_20_link">1.2.3. <text:s/></text:a>F_lotto<text:tab/>4</text:p>
          <text:p text:style-name="P8"><text:a xlink:type="simple" xlink:href="#__RefHeading__10719_829530675" text:style-name="Internet_20_link" text:visited-style-name="Internet_20_link">1.2.4. <text:s/></text:a>F_bookmark<text:tab/>4</text:p>
          <text:p text:style-name="P8"><text:a xlink:type="simple" xlink:href="#__RefHeading__10721_829530675" text:style-name="Internet_20_link" text:visited-style-name="Internet_20_link">1.2.5. <text:s/></text:a>F_tarif<text:tab/>4</text:p>
        </text:index-body>
      </text:table-of-content>
      <text:h text:style-name="Heading_20_1" text:outline-level="1" text:restart-numbering="true" text:start-value="-1"><text:bookmark-start text:name="__RefHeading__10707_829530675"/><text:span text:style-name="T1">Aufgaben</text:span>: String und Streams<text:bookmark-end text:name="__RefHeading__10707_829530675"/></text:h>
      <text:h text:style-name="Heading_20_2" text:outline-level="2"><text:bookmark-start text:name="__RefHeading__10709_829530675"/>Fragen<text:bookmark-end text:name="__RefHeading__10709_829530675"/></text:h>
      <text:p text:style-name="code">String s ="Hallo, Welt!";<text:line-break/><text:span text:style-name="Strong_20_Emphasis">int index= s.indexOf("a"); </text:span></text:p>
      <text:p text:style-name="code"><text:span text:style-name="Strong_20_Emphasis"/></text:p>
      <text:p text:style-name="P1"><text:span text:style-name="Strong_20_Emphasis">Frage:</text:span></text:p>
      <text:p text:style-name="P1"><text:span text:style-name="Strong_20_Emphasis">Was steht nun in der Variablen index?</text:span></text:p>
      <text:p text:style-name="code"><text:span text:style-name="luecke">??????</text:span></text:p>
      <text:p text:style-name="Text_20_body"/>
      <text:p text:style-name="code">String s= "Des ist eine Text";<text:line-break/>StringBuffer sb= new StringBuffer(s); <text:span text:style-name="Strong_20_Emphasis"><text:line-break/>sb= sb.insert(1, "i"); </text:span></text:p>
      <text:p text:style-name="code"><text:span text:style-name="Strong_20_Emphasis"/></text:p>
      <text:p text:style-name="code"><text:span text:style-name="Strong_20_Emphasis">Frage: Welchen Text enthält nun sb?</text:span></text:p>
      <text:p text:style-name="code"><text:span text:style-name="luecke">??????</text:span><text:span text:style-name="Strong_20_Emphasis"><text:line-break/><text:line-break/>sb= sb.insert(0, "Hallo"); </text:span></text:p>
      <text:p text:style-name="code"><text:span text:style-name="Strong_20_Emphasis"/></text:p>
      <text:p text:style-name="code"><text:span text:style-name="Strong_20_Emphasis">Frage:Welchen Text enthält nun sb?</text:span></text:p>
      <text:p text:style-name="code"><text:span text:style-name="luecke">??????</text:span></text:p>
      <text:p text:style-name="Text_20_body"/>
      <text:p text:style-name="code">String s ="Hallo:Welt";<text:line-break/><text:span text:style-name="Strong_20_Emphasis">String</text:span><text:span text:style-name="luecke">??????</text:span><text:span text:style-name="Strong_20_Emphasis"> t;<text:line-break/></text:span><text:line-break/><text:span text:style-name="luecke">??????</text:span><text:span text:style-name="Strong_20_Emphasis">= </text:span><text:span text:style-name="luecke">??????</text:span><text:span text:style-name="Strong_20_Emphasis">.</text:span><text:span text:style-name="luecke">??????</text:span><text:span text:style-name="Strong_20_Emphasis">(":");<text:line-break/></text:span><text:line-break/>System.out.println(<text:span text:style-name="luecke">??????</text:span>); // "Hallo"<text:line-break/>System.out.println(<text:span text:style-name="luecke">??????</text:span>); // "Welt"</text:p>
      <text:p text:style-name="code"/>
      <text:p text:style-name="code">String tutorials = "www.tutorials.de";<text:line-break/><text:span text:style-name="luecke">??????</text:span> splittArray = tutorials.split(".");<text:line-break/><text:line-break/>Ergebnis:<text:line-break/>splittArray[0] = "<text:span text:style-name="luecke">??????</text:span>";<text:line-break/>splittArray[1] = "<text:span text:style-name="luecke">??????</text:span>";<text:line-break/>splittArray[2] = "<text:span text:style-name="luecke">??????</text:span>";</text:p>
      <text:p text:style-name="Standard"/>
      <text:p text:style-name="Standard"/>
      <text:p text:style-name="Standard"><text:soft-page-break/>Hinweis: Verwende die Klasse: java.util.Vector</text:p>
      <text:p text:style-name="Standard"/>
      <text:p text:style-name="Standard">DemoVector.java</text:p>
      <text:p text:style-name="code">import java.util.*;</text:p>
      <text:p text:style-name="code"/>
      <text:p text:style-name="code">public class DemoVector{</text:p>
      <text:p text:style-name="code"><text:tab/>public static void main(String[] args){</text:p>
      <text:p text:style-name="code"/>
      <text:p text:style-name="code"><text:tab/><text:tab/>Vector&lt;String&gt; v = new Vector&lt;String&gt;();</text:p>
      <text:p text:style-name="code"/>
      <text:p text:style-name="code"><text:tab/><text:tab/>v.addElement("eins");</text:p>
      <text:p text:style-name="code"><text:tab/><text:tab/>v.addElement("drei");</text:p>
      <text:p text:style-name="code"><text:tab/><text:tab/>v.insertElementAt("zwei",1);</text:p>
      <text:p text:style-name="code"/>
      <text:p text:style-name="code"><text:tab/><text:tab/>v.remove("eins");</text:p>
      <text:p text:style-name="code"><text:tab/><text:tab/>v.insertElementAt("1",0);</text:p>
      <text:p text:style-name="code"/>
      <text:p text:style-name="code"><text:tab/><text:tab/>// Eine neue Art der for-Schleife f. <text:s/>Collection-Klassen</text:p>
      <text:p text:style-name="code"><text:tab/><text:tab/>for (String s : v)</text:p>
      <text:p text:style-name="code"><text:tab/><text:tab/><text:tab/>System.out.println(s);</text:p>
      <text:p text:style-name="code"/>
      <text:p text:style-name="code"/>
      <text:p text:style-name="code"><text:tab/><text:tab/>// auch das funktioniert</text:p>
      <text:p text:style-name="code"><text:tab/><text:tab/>for (Enumeration&lt;String&gt; el=v.elements();</text:p>
      <text:p text:style-name="code"><text:tab/><text:tab/><text:tab/><text:tab/><text:tab/> el.hasMoreElements(); ) {</text:p>
      <text:p text:style-name="code"><text:tab/><text:tab/><text:tab/>System.out.println(el.nextElement());</text:p>
      <text:p text:style-name="code"><text:tab/><text:tab/>}</text:p>
      <text:p text:style-name="code"><text:tab/>}</text:p>
      <text:p text:style-name="code">}</text:p>
      <text:p text:style-name="Standard"/>
      <text:p text:style-name="Standard"/>
      <text:h text:style-name="Heading_20_2" text:outline-level="2"><text:bookmark-start text:name="__RefHeading__10711_829530675"/>Aufgaben<text:bookmark-end text:name="__RefHeading__10711_829530675"/></text:h>
      <text:h text:style-name="Heading_20_3" text:outline-level="3"><text:bookmark-start text:name="__RefHeading__10713_829530675"/><text:span text:style-name="T2">F</text:span>_java2html<text:bookmark-end text:name="__RefHeading__10713_829530675"/></text:h>
      <text:p text:style-name="Standard">Erstellen Sie das Programm <text:span text:style-name="T2">F</text:span>_java2html, das als Eingabe eine Java Quellprogramm liest und davon eine Kopie erstellt, wobei die Java Schlüsselwörter (class, for, if, public, ....) durch das HTML-Tag für fett (&lt;b&gt;.....&lt;/b&gt;) umgeben werden.</text:p>
      <text:p text:style-name="Standard"/>
      <text:p text:style-name="Standard">Die fett zu schreibenden Wörter sollen aus der Datei java-keywords.txt gelesen werden. </text:p>
      <text:p text:style-name="Standard">Hinweis: <text:span text:style-name="T3">java-keywords.txt</text:span></text:p>
      <text:p text:style-name="Standard">class,public,private</text:p>
      <text:p text:style-name="Standard">int,long,char,byte,boolean,float,double</text:p>
      <text:p text:style-name="Standard">if,else,for,while,do,switch,case,break</text:p>
      <text:p text:style-name="Standard"><text:s/></text:p>
      <text:p text:style-name="Text_20_body">Hier ein Beispiel: <text:span text:style-name="T3">JavaSource.java</text:span></text:p>
      <text:p text:style-name="code">public class JavaSource {</text:p>
      <text:p text:style-name="code"><text:s text:c="2"/>public static void main ( String[] args ) {</text:p>
      <text:p text:style-name="code"><text:s text:c="4"/>if ( args.length == 3 )</text:p>
      <text:p text:style-name="code"><text:s text:c="6"/>new BigObject();</text:p>
      <text:p text:style-name="code"><text:s text:c="4"/>else</text:p>
      <text:p text:style-name="code"><text:s text:c="6"/>System.out.println("Too few arguments.");</text:p>
      <text:p text:style-name="code"><text:s text:c="2"/>}</text:p>
      <text:p text:style-name="code"><text:soft-page-break/>}</text:p>
      <text:p text:style-name="Standard"/>
      <text:p text:style-name="Standard">wird übersetzt zu: JavaSource.htm</text:p>
      <text:p text:style-name="code">&lt;b&gt;public&lt;/b&gt; &lt;b&gt;class&lt;/b&gt; JavaSource {</text:p>
      <text:p text:style-name="code"><text:s text:c="2"/>&lt;b&gt;public&lt;/b&gt; &lt;b&gt;static&lt;/b&gt; &lt;b&gt;void&lt;/b&gt; main ( String[] args ) {</text:p>
      <text:p text:style-name="code"><text:s text:c="4"/>&lt;b&gt;if&lt;/b&gt; ( args.length == 3 )</text:p>
      <text:p text:style-name="code"><text:s text:c="6"/>&lt;b&gt;new&lt;/b&gt; BigObject();</text:p>
      <text:p text:style-name="code"><text:s text:c="4"/>&lt;b&gt;else&lt;/b&gt;</text:p>
      <text:p text:style-name="code"><text:s text:c="6"/>System.out.println("Too few arguments.");</text:p>
      <text:p text:style-name="code"><text:s text:c="2"/>}</text:p>
      <text:p text:style-name="code">}</text:p>
      <text:p text:style-name="Text_20_body">In einem Webbrowser soll das dann so aus sehen:</text:p>
      <text:p text:style-name="code"><text:span text:style-name="Strong_20_Emphasis">public</text:span> <text:span text:style-name="Strong_20_Emphasis">class</text:span> JavaSource {</text:p>
      <text:p text:style-name="code"><text:s text:c="2"/><text:span text:style-name="Strong_20_Emphasis">public</text:span> <text:span text:style-name="Strong_20_Emphasis">static</text:span> <text:span text:style-name="Strong_20_Emphasis">void</text:span> main ( String[] args ) {</text:p>
      <text:p text:style-name="code"><text:s text:c="4"/><text:span text:style-name="Strong_20_Emphasis">if</text:span> ( args.length == 3 )</text:p>
      <text:p text:style-name="code"><text:s text:c="6"/><text:span text:style-name="Strong_20_Emphasis">new</text:span> BigObject();</text:p>
      <text:p text:style-name="code"><text:s text:c="4"/><text:span text:style-name="Strong_20_Emphasis">else</text:span></text:p>
      <text:p text:style-name="code"><text:s text:c="6"/>System.out.println("Too few arguments.");</text:p>
      <text:p text:style-name="code"><text:s text:c="2"/>}</text:p>
      <text:p text:style-name="code">}</text:p>
      <text:p text:style-name="Text_20_body"/>
      <text:p text:style-name="Text_20_body">Hinweis: html (s. <text:a xlink:type="simple" xlink:href="http://www.selfhtml.net/" text:style-name="Internet_20_link" text:visited-style-name="Visited_20_Internet_20_Link">http://www.selfhtml.net/</text:a> )</text:p>
      <text:p text:style-name="P2">fhtml= new PrintWriter(new File(input+".html"));</text:p>
      <text:p text:style-name="P2">fhtml.println("&lt;html&gt;&lt;head&gt;&lt;title&gt;Java2html&lt;/title&gt;&lt;/head&gt;");</text:p>
      <text:p text:style-name="P2">fhtml.println("&lt;body&gt;&lt;pre&gt;");</text:p>
      <text:p text:style-name="P2">…</text:p>
      <text:p text:style-name="P2">fhtml.println("&lt;/pre&gt;&lt;/body&gt;&lt;/html&gt;");</text:p>
      <text:p text:style-name="P2"/>
      <text:p text:style-name="Standard">Hinweis: Zeilenschaltung</text:p>
      <text:p text:style-name="P6">&lt;br /&gt;</text:p>
      <text:p text:style-name="P7">Hnweis; Leerzeichen</text:p>
      <text:p text:style-name="P7"><text:tab/>&amp;nbsp;</text:p>
      <text:p text:style-name="P4"><text:span text:style-name="T2">Tipp: Erstellen Sie die Klasse JAVA_HTML, die die Aufgaben erfüllt.</text:span></text:p>
      <text:p text:style-name="P4"><text:tab/><text:span text:style-name="T2">setKeywords(String filename);</text:span></text:p>
      <text:p text:style-name="P4"><text:tab/><text:span text:style-name="T2">printHTMLHeader(String Title)</text:span></text:p>
      <text:p text:style-name="P4"><text:tab/>…</text:p>
      <text:p text:style-name="P4"/>
      <text:h text:style-name="Heading_20_3" text:outline-level="3"><text:bookmark-start text:name="__RefHeading__10715_829530675"/><text:span text:style-name="T2">F</text:span>_noten<text:bookmark-end text:name="__RefHeading__10715_829530675"/></text:h>
      <text:p text:style-name="Standard">Erstelle eine Konsolenanwendung, die die input-Dateien einliest und die output-Datei erzeugt.</text:p>
      <text:p text:style-name="Standard"/>
      <text:list xml:id="list1158541532" text:style-name="List_20_3">
        <text:list-item>
          <text:p text:style-name="P3">noten_in.txt</text:p>
        </text:list-item>
      </text:list>
      <text:p text:style-name="Standard">Anton Hofmann,18</text:p>
      <text:p text:style-name="Standard">Beta Hofmann,21</text:p>
      <text:p text:style-name="Standard">Gamma Hofmann,11</text:p>
      <text:p text:style-name="Standard">…</text:p>
      <text:list xml:id="list155830238496800" text:continue-numbering="true" text:style-name="List_20_3">
        <text:list-item>
          <text:p text:style-name="P3">punkte_in.txt</text:p>
        </text:list-item>
      </text:list>
      <text:p text:style-name="Standard">00:12:5</text:p>
      <text:p text:style-name="Standard">13:15:4</text:p>
      <text:p text:style-name="Standard">16:18:3</text:p>
      <text:p text:style-name="Standard">19:21:2</text:p>
      <text:p text:style-name="Standard">22:24:1<text:line-break/></text:p>
      <text:list xml:id="list155829754471042" text:continue-numbering="true" text:style-name="List_20_3">
        <text:list-item>
          <text:p text:style-name="P3">noten_out.txt</text:p>
        </text:list-item>
      </text:list>
      <text:p text:style-name="Standard"><text:soft-page-break/>Anton Hofmann,18,3</text:p>
      <text:p text:style-name="Standard">Beta Hofmann,21,2</text:p>
      <text:p text:style-name="Standard">Gamma Hofmann,11,5</text:p>
      <text:p text:style-name="Standard">--------</text:p>
      <text:p text:style-name="Standard">Punktedurchschnitt: 16.6</text:p>
      <text:p text:style-name="Standard">Notendurchschnitt: 3.3</text:p>
      <text:p text:style-name="Standard">Der Test muss nicht wiederholt werden.</text:p>
      <text:p text:style-name="Standard"/>
      <text:p text:style-name="P5">Tipp: Verwenden Sie Klassen wie zum Beispiel: Person, Test, ...</text:p>
      <text:h text:style-name="Heading_20_3" text:outline-level="3"><text:bookmark-start text:name="__RefHeading__10717_829530675"/><text:span text:style-name="T2">F</text:span>_lotto<text:bookmark-end text:name="__RefHeading__10717_829530675"/></text:h>
      <text:p text:style-name="Standard">Erstelle eine Konsolenanwendung, die die input-Dateien einliest und die output-Datei erzeugt.</text:p>
      <text:p text:style-name="Standard"/>
      <text:list xml:id="list155830513868772" text:continue-numbering="true" text:style-name="List_20_3">
        <text:list-item>
          <text:p text:style-name="P3">tipp_in.txt</text:p>
        </text:list-item>
      </text:list>
      <text:p text:style-name="Standard">Anton Hofmann,18,4,5,7,12,16</text:p>
      <text:p text:style-name="Standard">Beta Hofmann,18,4,25,37,12,1</text:p>
      <text:p text:style-name="Standard">Gamma Hofmann,1,4,5,17,22,33</text:p>
      <text:p text:style-name="Standard">…</text:p>
      <text:list xml:id="list155831437915064" text:continue-numbering="true" text:style-name="List_20_3">
        <text:list-item>
          <text:p text:style-name="P3">ziehung_in.txt</text:p>
        </text:list-item>
      </text:list>
      <text:p text:style-name="Standard">5,4,44,40,21,22</text:p>
      <text:p text:style-name="Standard"/>
      <text:list xml:id="list155830527086799" text:continue-numbering="true" text:style-name="List_20_3">
        <text:list-item>
          <text:p text:style-name="P3">gewinne_out.txt</text:p>
        </text:list-item>
      </text:list>
      <text:p text:style-name="Standard">Anton Hofmann,2 richtige</text:p>
      <text:p text:style-name="Standard">Beta Hofmann,1 richtige</text:p>
      <text:p text:style-name="Standard">Gamma Hofmann,3 richtige</text:p>
      <text:p text:style-name="Standard"/>
      <text:h text:style-name="Heading_20_3" text:outline-level="3"><text:bookmark-start text:name="__RefHeading__10719_829530675"/><text:span text:style-name="T2">F</text:span>_bookmark<text:bookmark-end text:name="__RefHeading__10719_829530675"/></text:h>
      <text:p text:style-name="Standard">Erstelle eine Konsolenanwendung, die die input-Dateien einliest und die output-Datei erzeugt.</text:p>
      <text:p text:style-name="Standard"/>
      <text:list xml:id="list155830594838238" text:continue-numbering="true" text:style-name="List_20_3">
        <text:list-item>
          <text:p text:style-name="P3">bookmark_in.txt</text:p>
        </text:list-item>
      </text:list>
      <text:p text:style-name="Standard">Anton Hofmann,<text:a xlink:type="simple" xlink:href="http://www.htl-salzburg.ac.at/" text:style-name="Internet_20_link" text:visited-style-name="Visited_20_Internet_20_Link">http://www.htl-salzburg.ac.at</text:a></text:p>
      <text:p text:style-name="Standard">Anton Hofmann,<text:a xlink:type="simple" xlink:href="http://www.htl-salzburg.ac.at/" text:style-name="Internet_20_link" text:visited-style-name="Visited_20_Internet_20_Link">http://www.javabuch.de</text:a></text:p>
      <text:p text:style-name="Standard">Anton Hofmann,<text:a xlink:type="simple" xlink:href="http://www.cppreference.de/" text:style-name="Internet_20_link" text:visited-style-name="Visited_20_Internet_20_Link">http://www.cppreference.de</text:a></text:p>
      <text:p text:style-name="Standard">Anton Hofmann,<text:a xlink:type="simple" xlink:href="http://www.pronix.de/" text:style-name="Internet_20_link" text:visited-style-name="Visited_20_Internet_20_Link">http://www.pronix.de</text:a></text:p>
      <text:p text:style-name="Standard">Anton Hofmann,<text:a xlink:type="simple" xlink:href="http://www.cppreference.de/" text:style-name="Internet_20_link" text:visited-style-name="Visited_20_Internet_20_Link">http://www.cppreference.de</text:a></text:p>
      <text:p text:style-name="Standard">Beta Hofmann,<text:a xlink:type="simple" xlink:href="http://www.cppreference.de/" text:style-name="Internet_20_link" text:visited-style-name="Visited_20_Internet_20_Link">http://www.cppreference.de</text:a></text:p>
      <text:p text:style-name="Standard">Beta Hofmann,<text:a xlink:type="simple" xlink:href="http://www.htl-innovativ.at/" text:style-name="Internet_20_link" text:visited-style-name="Visited_20_Internet_20_Link">http://www.htl-innovativ.at</text:a></text:p>
      <text:p text:style-name="Standard">Gamma Hofmann,<text:a xlink:type="simple" xlink:href="http://www.selfhtml.de/" text:style-name="Internet_20_link" text:visited-style-name="Visited_20_Internet_20_Link">http://www.selfhtml.de</text:a></text:p>
      <text:p text:style-name="Standard">Gamma Hofmann,<text:a xlink:type="simple" xlink:href="http://www.ubuntu.com/" text:style-name="Internet_20_link" text:visited-style-name="Visited_20_Internet_20_Link">http://www.ubuntu.com</text:a></text:p>
      <text:p text:style-name="Standard">…</text:p>
      <text:list xml:id="list155829531773837" text:continue-numbering="true" text:style-name="List_20_3">
        <text:list-item>
          <text:p text:style-name="P3">meineBookmarks_in.txt</text:p>
        </text:list-item>
      </text:list>
      <text:p text:style-name="Standard"><text:a xlink:type="simple" xlink:href="http://www.cppreference.de/" text:style-name="Internet_20_link" text:visited-style-name="Visited_20_Internet_20_Link">http://www.cppreference.de</text:a></text:p>
      <text:p text:style-name="Standard"><text:a xlink:type="simple" xlink:href="http://www.pronix.de/" text:style-name="Internet_20_link" text:visited-style-name="Visited_20_Internet_20_Link">http://www.pronix.de</text:a></text:p>
      <text:p text:style-name="Standard">….</text:p>
      <text:p text:style-name="Standard"/>
      <text:list xml:id="list155829456892760" text:continue-numbering="true" text:style-name="List_20_3">
        <text:list-item>
          <text:p text:style-name="P3">bookmark_out.txt</text:p>
        </text:list-item>
      </text:list>
      <text:p text:style-name="Standard">Anton Hofmann, 2 Treffer</text:p>
      <text:p text:style-name="Standard">Beta Hofmann,1 Treffer</text:p>
      <text:p text:style-name="Standard">Gamma Hofmann,0 Treffer</text:p>
      <text:p text:style-name="Standard"/>
      <text:p text:style-name="Standard">bookmark_out.txt muss nach der Anzahl der Treffer sortiert sein!!</text:p>
      <text:p text:style-name="Standard"/>
      <text:h text:style-name="Heading_20_3" text:outline-level="3"><text:bookmark-start text:name="__RefHeading__10721_829530675"/><text:span text:style-name="T2">F</text:span>_tarif<text:bookmark-end text:name="__RefHeading__10721_829530675"/></text:h>
      <text:p text:style-name="Standard">Erstelle eine Konsolenanwendung, die die input-Dateien einliest und die output-Datei erzeugt.</text:p>
      <text:p text:style-name="Standard"><text:soft-page-break/></text:p>
      <text:list xml:id="list155831359459730" text:continue-numbering="true" text:style-name="List_20_3">
        <text:list-item>
          <text:p text:style-name="P3">tarife_in.txt</text:p>
        </text:list-item>
      </text:list>
      <text:p text:style-name="Standard">Firma1:100:500:0.07:0.04</text:p>
      <text:p text:style-name="Standard">Firma2:1000:300:0.04:0.06</text:p>
      <text:p text:style-name="Standard">Firma3:500:200:0.05:0.05</text:p>
      <text:p text:style-name="Standard">…</text:p>
      <text:p text:style-name="Standard">Aufbau:</text:p>
      <text:p text:style-name="Standard">Firmenname:Anzahl freie SMS: Anzahl freie Minuten: Kosten pro zusätzl SMS: Kosten pro Min</text:p>
      <text:p text:style-name="Standard"/>
      <text:list xml:id="list155830796679007" text:continue-numbering="true" text:style-name="List_20_3">
        <text:list-item>
          <text:p text:style-name="P3">monate_in.txt</text:p>
        </text:list-item>
      </text:list>
      <text:p text:style-name="Standard">01:2322:300</text:p>
      <text:p text:style-name="Standard">02:2110:205</text:p>
      <text:p text:style-name="Standard">03:1950:210</text:p>
      <text:p text:style-name="Standard">04:1800:200</text:p>
      <text:p text:style-name="Standard">05:2000:250</text:p>
      <text:p text:style-name="Standard">06:3000:200</text:p>
      <text:p text:style-name="Standard">…</text:p>
      <text:p text:style-name="Standard">Aufbau:</text:p>
      <text:p text:style-name="Standard">Monat:Anzahl der sms: Anzahl der Minuten</text:p>
      <text:p text:style-name="Standard"/>
      <text:list xml:id="list155830713165149" text:continue-numbering="true" text:style-name="List_20_3">
        <text:list-item>
          <text:p text:style-name="P3">empfehlung_out.txt</text:p>
        </text:list-item>
      </text:list>
      <text:p text:style-name="Standard">01:2322:300:FirmaXXX</text:p>
      <text:p text:style-name="Standard">02:2110:205:FirmaXXX</text:p>
      <text:p text:style-name="Standard">03:1950:210:FirmaXXX</text:p>
      <text:p text:style-name="Standard">04:1800:200:FirmaXXX</text:p>
      <text:p text:style-name="Standard">05:2000:250:FirmaXXX</text:p>
      <text:p text:style-name="Standard">06:3000:200:FirmaXXX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bold" style:text-underline-color="font-color" fo:font-weight="bold" fo:background-color="transparent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01-string-streams.odt</text:file-name>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60bfb1526849283ce2491346ed2aa51c465abfe6</meta:generator>
    <meta:initial-creator>Anton Hofmann</meta:initial-creator>
    <meta:creation-date>2008-05-08T20:18:41</meta:creation-date>
    <dc:date>2018-06-03T15:58:28.815315794</dc:date>
    <dc:language>de-DE</dc:language>
    <meta:editing-cycles>28</meta:editing-cycles>
    <meta:editing-duration>PT16H13M17S</meta:editing-duration>
    <meta:printed-by>Anton Hofmann</meta:printed-by>
    <meta:print-date>2009-11-08T19:07:14</meta:print-date>
    <meta:document-statistic meta:table-count="0" meta:image-count="0" meta:object-count="0" meta:page-count="5" meta:paragraph-count="178" meta:word-count="569" meta:character-count="5063" meta:non-whitespace-character-count="455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C:/Dokumente%20und%20Einstellungen/ahofmann/Anwendungsdaten/OpenOffice.org2/user/template/arbeitsunterlage.ott" meta:date="2008-05-08T20:18:39"/>
  </office:meta>
</office:document-meta>
</file>